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06" officeooo:paragraph-rsid="001e55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le (<text:span text:style-name="T1">id_salle</text:span><text:span text:style-name="T2"> , batiment , etage , numero)</text:span></text:p>
      <text:p text:style-name="P1">reservation(<text:span text:style-name="T1">id_reservation</text:span><text:span text:style-name="T2"> , #id_salle , date , heure_debut , heure_fin , promo , responsabl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30:19.452226413</meta:creation-date>
    <dc:date>2024-01-26T13:36:47.157261460</dc:date>
    <meta:editing-duration>PT6M28S</meta:editing-duration>
    <meta:editing-cycles>1</meta:editing-cycles>
    <meta:document-statistic meta:table-count="0" meta:image-count="0" meta:object-count="0" meta:page-count="1" meta:paragraph-count="2" meta:word-count="21" meta:character-count="138" meta:non-whitespace-character-count="119"/>
    <meta:generator>LibreOffice/7.3.7.2$Linux_X86_64 LibreOffice_project/30$Build-2</meta:generator>
  </office:meta>
</office:document-meta>
</file>